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84" style:family="table-cell" style:parent-style-name="Default">
      <style:table-cell-properties fo:background-color="transparent"/>
      <style:text-properties fo:color="#2cee0e"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33" style:family="table-cell" style:parent-style-name="Default">
      <style:text-properties fo:color="#d36118"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ff6666"/>
    </style:style>
    <style:style style:name="T25" style:family="text">
      <style:text-properties fo:color="#fc5c00"/>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111111"/>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ialist</text:p>
          </table:table-cell>
          <table:table-cell office:value-type="string" calcext:value-type="string">
            <text:p>بازیگر</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ed structure or the assembly {english}</text:p>
          </table:table-cell>
          <table:table-cell office:value-type="string" calcext:value-type="string">
            <text:p>جامد جسم</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equation</text:p>
          </table:table-cell>
          <table:table-cell office:value-type="string" calcext:value-type="string">
            <text:p>توازن کی مساوات</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 شہتیری</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fan {english}</text:p>
          </table:table-cell>
          <table:table-cell office:value-type="string" calcext:value-type="string">
            <text:p>چھت کا پنکھا</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effect: domino effect</text:p>
          </table:table-cell>
          <table:table-cell office:value-type="string" calcext:value-type="string">
            <text:p>زنجیری اثر</text:p>
          </table:table-cell>
          <table:table-cell table:number-columns-repeated="1022"/>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8.78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نمائش،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 (to couple rotating disks with a belt)</text:p>
          </table:table-cell>
          <table:table-cell office:value-type="string" calcext:value-type="string">
            <text:p>مزدوج کرنا</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7646in" svg:y="238.086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table:style-name="ce108" office:value-type="string" calcext:value-type="string">
            <text:p>deform: to deform,deformed, {deformation}</text:p>
          </table:table-cell>
          <table:table-cell table:style-name="ce84" office:value-type="string" calcext:value-type="string">
            <text:p>مسخ کرنا، مسخ شدہ، {مسخ ہو جانا}</text:p>
          </table:table-cell>
          <table:table-cell table:number-columns-repeated="1022"/>
        </table:table-row>
        <table:table-row table:style-name="ro1">
          <table:table-cell office:value-type="string" calcext:value-type="string">
            <text:p>deform, deformed, mutilate, distort</text:p>
          </table:table-cell>
          <table:table-cell table:style-name="ce23" office:value-type="string" calcext:value-type="string">
            <text:p>مسخ کرنا، مسخ شدہ؟؟ [جھکنا، بیٹھنا، جگہ چھوڑنا]</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5">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ll: electric drill, [drilling}, {to drill}</text:p>
          </table:table-cell>
          <table:table-cell office:value-type="string" calcext:value-type="string">
            <text:p>برما، برقی برما، [برما کاری]، {برمانا}</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 عملاً</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 [static equilibrium]</text:p>
          </table:table-cell>
          <table:table-cell office:value-type="string" calcext:value-type="string">
            <text:p>مستحکم توازن، [سکونی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second, third, fourth</text:p>
          </table:table-cell>
          <table:table-cell table:style-name="ce3" office:value-type="string" calcext:value-type="string">
            <text:p>اول، دوم، سوم، چہارم (چہارمی، چہارمیں)</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ove</text:p>
          </table:table-cell>
          <table:table-cell office:value-type="string" calcext:value-type="string">
            <text:p>جھری</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5">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table:style-name="ce108"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ournal</text:p>
          </table:table-cell>
          <table:table-cell office:value-type="string" calcext:value-type="string">
            <text:p>جریدہ</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1">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4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5">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5">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108"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108"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108"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assembly</text:p>
          </table:table-cell>
          <table:table-cell office:value-type="string" calcext:value-type="string">
            <text:p>خؤد ساخت</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 skates</text:p>
          </table:table-cell>
          <table:table-cell office:value-type="string" calcext:value-type="string">
            <text:p>پہیے دار تختہ، پھسلن تختہ</text:p>
          </table:table-cell>
          <table:table-cell table:number-columns-repeated="1022"/>
        </table:table-row>
        <table:table-row table:style-name="ro1">
          <table:table-cell office:value-type="string" calcext:value-type="string">
            <text:p>skis,skiing, [skier]</text:p>
          </table:table-cell>
          <table:table-cell table:style-name="ce108"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3"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ersault</text:p>
          </table:table-cell>
          <table:table-cell office:value-type="string" calcext:value-type="string">
            <text:p>قلابازی</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5">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3"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5">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oy train</text:p>
          </table:table-cell>
          <table:table-cell office:value-type="string" calcext:value-type="string">
            <text:p>کھلونا ریل گاڑی</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5">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10">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12T16:39:34.957851005</dc:date>
    <meta:editing-duration>P125DT18H20M45S</meta:editing-duration>
    <meta:editing-cycles>5928</meta:editing-cycles>
    <meta:generator>LibreOffice/7.3.7.2$Linux_X86_64 LibreOffice_project/30$Build-2</meta:generator>
    <meta:document-statistic meta:table-count="3" meta:cell-count="873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